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204in"/>
    </style:style>
    <style:style style:name="ta1co2" style:family="table-column">
      <style:table-column-properties fo:break-before="auto" style:column-width="2.44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44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0.140505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IndexX.lp</text:p>
          </table:table-cell>
          <table:table-cell office:value-type="float" office:value="0.127549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IndexY.lp</text:p>
          </table:table-cell>
          <table:table-cell office:value-type="float" office:value="0.139506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0.140758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0.117606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0.133556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0.128541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0.129775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0.132422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0.141982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0.104325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0.132595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0.13035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0.146628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6])" office:value-type="float"/>
          <table:table-cell table:formula="of:=SUM([.C3:.C16])" office:value-type="float"/>
          <table:table-cell table:formula="of:=SUM([.D3:.D16])" office:value-type="float"/>
          <table:table-cell table:formula="of:=SUM([.E3:.E16])" office:value-type="float"/>
          <table:table-cell table:formula="of:=SUM([.F3:.F16])" office:value-type="float"/>
          <table:table-cell table:formula="of:=SUM([.G3:.G16])" office:value-type="float"/>
          <table:table-cell table:formula="of:=SUM([.H3:.H16])" office:value-type="float"/>
          <table:table-cell table:formula="of:=SUM([.I3:.I1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6])" office:value-type="float"/>
          <table:table-cell table:formula="of:=AVERAGE([.C3:.C16])" office:value-type="float"/>
          <table:table-cell table:formula="of:=AVERAGE([.D3:.D16])" office:value-type="float"/>
          <table:table-cell table:formula="of:=AVERAGE([.E3:.E16])" office:value-type="float"/>
          <table:table-cell table:formula="of:=AVERAGE([.F3:.F16])" office:value-type="float"/>
          <table:table-cell table:formula="of:=AVERAGE([.G3:.G16])" office:value-type="float"/>
          <table:table-cell table:formula="of:=AVERAGE([.H3:.H16])" office:value-type="float"/>
          <table:table-cell table:formula="of:=AVERAGE([.I3:.I1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6])" office:value-type="float"/>
          <table:table-cell table:formula="of:=STDEV([.C3:.C16])" office:value-type="float"/>
          <table:table-cell table:formula="of:=STDEV([.D3:.D16])" office:value-type="float"/>
          <table:table-cell table:formula="of:=STDEV([.E3:.E16])" office:value-type="float"/>
          <table:table-cell table:formula="of:=STDEV([.F3:.F16])" office:value-type="float"/>
          <table:table-cell table:formula="of:=STDEV([.G3:.G16])" office:value-type="float"/>
          <table:table-cell table:formula="of:=STDEV([.H3:.H16])" office:value-type="float"/>
          <table:table-cell table:formula="of:=STDEV([.I3:.I1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6]-[.$D3:.$D16])^2)^0.5" office:value-type="float"/>
          <table:table-cell table:number-matrix-columns-spanned="1" table:number-matrix-rows-spanned="1" table:formula="of:=SUM(([.C3:.C16]-[.$E3:.$E1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6]=[.$D3:.$D16])" office:value-type="float"/>
          <table:table-cell table:number-matrix-columns-spanned="1" table:number-matrix-rows-spanned="1" table:formula="of:=SUM([.C3:.C16]=[.$E3:.$E1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6]&lt;[.$F3:.$F16])" office:value-type="float"/>
          <table:table-cell table:number-matrix-columns-spanned="1" table:number-matrix-rows-spanned="1" table:formula="of:=SUM([.C3:.C16]&lt;[.$G3:.$G1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6]&gt;[.$F3:.$F16])" office:value-type="float"/>
          <table:table-cell table:number-matrix-columns-spanned="1" table:number-matrix-rows-spanned="1" table:formula="of:=SUM([.C3:.C16]&gt;[.$G3:.$G1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6]=[.$H3:.$H16])" office:value-type="float"/>
          <table:table-cell table:number-matrix-columns-spanned="1" table:number-matrix-rows-spanned="1" table:formula="of:=SUM([.C3:.C16]=[.$I3:.$I16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6])" office:value-type="float"/>
          <table:table-cell table:formula="of:=SUM([Instances.C3:Instances.C16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